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 style:data-style-name="N122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2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Diciembre 2023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47600" calcext:value-type="float">
            <text:p>$ 47,600.00</text:p>
          </table:table-cell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187075.83" calcext:value-type="float">
            <text:p>$ 187,075.8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89160" calcext:value-type="float">
            <text:p>$ 89,16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197126.21" calcext:value-type="float">
            <text:p>$ 197,126.21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391720" calcext:value-type="float">
            <text:p>$ 391,72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40510.62" calcext:value-type="float">
            <text:p>$ 40,510.6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187800" calcext:value-type="float">
            <text:p>$ 187,800.00</text:p>
          </table:table-cell>
          <table:table-cell table:style-name="ce26" office:value-type="string" calcext:value-type="string">
            <text:p>Sellos</text:p>
          </table:table-cell>
          <table:table-cell table:style-name="ce30" office:value-type="float" office:value="16000" calcext:value-type="float">
            <text:p>$ 16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455080" calcext:value-type="float">
            <text:p>$ 455,08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23066" calcext:value-type="float">
            <text:p>$ 23,066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6990" calcext:value-type="float">
            <text:p>$ 6,990.00</text:p>
          </table:table-cell>
          <table:table-cell table:style-name="ce26" office:value-type="string" calcext:value-type="string">
            <text:p>Limpieza templos</text:p>
          </table:table-cell>
          <table:table-cell table:style-name="ce30" office:value-type="float" office:value="54000" calcext:value-type="float">
            <text:p>$ 54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142750" calcext:value-type="float">
            <text:p>$ 142,750.00</text:p>
          </table:table-cell>
          <table:table-cell table:style-name="ce26" office:value-type="string" calcext:value-type="string">
            <text:p>Jardines</text:p>
          </table:table-cell>
          <table:table-cell table:style-name="ce30" office:value-type="float" office:value="270000" calcext:value-type="float">
            <text:p>$ 27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breria</text:p>
          </table:table-cell>
          <table:table-cell table:style-name="ce30" office:value-type="float" office:value="11485.09" calcext:value-type="float">
            <text:p>$ 11,485.0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turgia cotidiana</text:p>
          </table:table-cell>
          <table:table-cell table:style-name="ce30" office:value-type="float" office:value="6850" calcext:value-type="float">
            <text:p>$ 6,85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71962.02" calcext:value-type="float">
            <text:p>$ 71,962.0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 + SAC</text:p>
          </table:table-cell>
          <table:table-cell table:style-name="ce30" office:value-type="float" office:value="90000" calcext:value-type="float">
            <text:p>$ 9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Irene + SAC</text:p>
          </table:table-cell>
          <table:table-cell table:style-name="ce30" office:value-type="float" office:value="197258" calcext:value-type="float">
            <text:p>$ 197,258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Donaciones</text:p>
          </table:table-cell>
          <table:table-cell table:style-name="ce30" office:value-type="float" office:value="270000" calcext:value-type="float">
            <text:p>$ 270,000.00</text:p>
          </table:table-cell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40000" calcext:value-type="float">
            <text:p>$ 4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SUM([.C8:.C20])" office:value-type="float" office:value="1591100" calcext:value-type="float">
            <text:p>$ 1,591,10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0])" office:value-type="float" office:value="1205333.77" calcext:value-type="float">
            <text:p>$ 1,205,333.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Superávit</text:p>
          </table:table-cell>
          <table:table-cell table:style-name="ce12" table:formula="of:=[.C22]-[.E22]" office:value-type="float" office:value="385766.23" calcext:value-type="float">
            <text:p>$ 385,766.2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ce7" table:number-columns-spanned="2" table:number-rows-spanned="1"/>
          <table:covered-table-cell table:style-name="ce7"/>
          <table:table-cell table:style-name="ce7" table:number-columns-repeated="2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7">
      <number:day/>
      <number:text>-</number:text>
      <number:month number:textual="true"/>
      <number:text>-</number:text>
      <number:year/>
    </number:date-style>
    <number:time-style style:name="N155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>
      <number:hours/>
      <number:text>:</number:text>
      <number:minutes number:style="long"/>
      <number:text> </number:text>
      <number:am-pm/>
    </number:tim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date-style style:name="N135">
      <number:day/>
      <number:text>-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1">
      <number:month/>
      <number:text>/</number:text>
      <number:day/>
      <number:text>/</number:text>
      <number:year number:style="long"/>
    </number:date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minutes number:style="long"/>
      <number:text>:</number:text>
      <number:seconds number:style="long" number:decimal-places="1"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52">
      <number:hours/>
      <number:text>:</number:text>
      <number:minutes number:style="long"/>
    </number:time-style>
    <number:date-style style:name="N123">
      <number:month number:textual="true"/>
      <number:text>-</number:text>
      <number:year/>
    </number:date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22P0" style:volatile="true">
      <number:text>$ 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01-14T16:59:02.743849790</dc:date>
    <meta:editing-cycles>52</meta:editing-cycles>
    <meta:editing-duration>PT3H42M27S</meta:editing-duration>
    <meta:generator>LibreOffice/7.3.7.2$Linux_X86_64 LibreOffice_project/30$Build-2</meta:generator>
    <meta:print-date>2023-08-13T19:49:28.888436636</meta:print-date>
    <meta:document-statistic meta:table-count="1" meta:cell-count="53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